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officeooo:paragraph-rsid="0009fdcc" style:font-name-asian="Monospace" style:font-size-asian="10pt" style:font-name-complex="Monospace" style:font-size-complex="10pt"/>
    </style:style>
    <style:style style:name="P3" style:family="paragraph" style:parent-style-name="Standard">
      <style:text-properties fo:color="#000000" style:font-name="Monospace" fo:font-size="10pt" officeooo:rsid="0009fdcc" officeooo:paragraph-rsid="0009fdcc" style:font-name-asian="Monospace" style:font-size-asian="10pt" style:font-name-complex="Monospace" style:font-size-complex="10pt"/>
    </style:style>
    <style:style style:name="P4" style:family="paragraph" style:parent-style-name="Standard">
      <style:paragraph-properties fo:text-align="center" style:justify-single-word="false"/>
      <style:text-properties fo:color="#000000" style:font-name="Monospace" fo:font-size="10pt" officeooo:rsid="0009fdcc" officeooo:paragraph-rsid="00184287" style:font-name-asian="Monospace" style:font-size-asian="10pt" style:font-name-complex="Monospace" style:font-size-complex="10pt"/>
    </style:style>
    <style:style style:name="P5" style:family="paragraph" style:parent-style-name="Standard">
      <style:paragraph-properties fo:text-align="center" style:justify-single-word="false"/>
      <style:text-properties fo:color="#000000" style:font-name="Monospace" fo:font-size="16pt" officeooo:rsid="0009fdcc" officeooo:paragraph-rsid="00184287" style:font-name-asian="Monospace" style:font-size-asian="16pt" style:font-name-complex="Monospace" style:font-size-complex="16pt"/>
    </style:style>
    <style:style style:name="P6" style:family="paragraph" style:parent-style-name="Standard">
      <style:paragraph-properties fo:text-align="center" style:justify-single-word="false"/>
      <style:text-properties fo:color="#000000" style:font-name="Monospace" fo:font-size="26pt" officeooo:rsid="0009fdcc" officeooo:paragraph-rsid="00184287" style:font-name-asian="Monospace" style:font-size-asian="26pt" style:font-name-complex="Monospace" style:font-size-complex="26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officeooo:rsid="0009fdcc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officeooo:rsid="0009fdcc" officeooo:paragraph-rsid="0009fdcc" style:font-name-asian="Monospace" style:font-size-asian="10pt" style:font-name-complex="Monospace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officeooo:rsid="0009fdcc" officeooo:paragraph-rsid="000cfe76" style:font-name-asian="Monospace" style:font-size-asian="10pt" style:font-name-complex="Monospace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officeooo:rsid="0009fdcc" officeooo:paragraph-rsid="000d0bc7" style:font-name-asian="Monospace" style:font-size-asian="10pt" style:font-name-complex="Monospace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officeooo:rsid="0009fdcc" officeooo:paragraph-rsid="000fa601" style:font-name-asian="Monospace" style:font-size-asian="10pt" style:font-name-complex="Monospace" style:font-size-complex="10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fo:font-weight="bold" officeooo:rsid="0009fdcc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officeooo:rsid="0009fdcc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weight="bold" officeooo:rsid="0009fdcc" style:font-weight-asian="bold" style:font-weight-complex="bold"/>
    </style:style>
    <style:style style:name="T7" style:family="text">
      <style:text-properties fo:color="#000000" style:font-name="Monospace" fo:font-size="10pt" officeooo:rsid="0009fdcc" style:font-name-asian="Monospace" style:font-size-asian="10pt" style:font-name-complex="Monospace" style:font-size-complex="10pt"/>
    </style:style>
    <style:style style:name="T8" style:family="text">
      <style:text-properties officeooo:rsid="000bf66c"/>
    </style:style>
    <style:style style:name="T9" style:family="text">
      <style:text-properties officeooo:rsid="000c67fa"/>
    </style:style>
    <style:style style:name="T10" style:family="text">
      <style:text-properties officeooo:rsid="000cfe76"/>
    </style:style>
    <style:style style:name="T11" style:family="text">
      <style:text-properties officeooo:rsid="000d0bc7"/>
    </style:style>
    <style:style style:name="T12" style:family="text">
      <style:text-properties officeooo:rsid="000e134f"/>
    </style:style>
    <style:style style:name="T13" style:family="text">
      <style:text-properties officeooo:rsid="000fa601"/>
    </style:style>
    <style:style style:name="T14" style:family="text">
      <style:text-properties officeooo:rsid="001204ac"/>
    </style:style>
    <style:style style:name="T15" style:family="text">
      <style:text-properties officeooo:rsid="00165ff6"/>
    </style:style>
    <style:style style:name="T16" style:family="text">
      <style:text-properties officeooo:rsid="001787e7"/>
    </style:style>
    <style:style style:name="T17" style:family="text">
      <style:text-properties officeooo:rsid="0017a1bf"/>
    </style:style>
    <style:style style:name="T18" style:family="text">
      <style:text-properties officeooo:rsid="001842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8">TP CLASSE SIMPLE C++</text:span></text:p>
      <text:p text:style-name="P5"><text:span text:style-name="T18"/></text:p>
      <text:p text:style-name="P6"><text:span text:style-name="T18">Spécification et Conception</text:span></text:p>
      <text:p text:style-name="P4"><text:span text:style-name="T18"/></text:p>
      <text:p text:style-name="P3"/>
      <text:h text:style-name="Heading_20_3" text:outline-level="3"><text:span text:style-name="T18">III – Test Unitaires</text:span></text:h>
      <text:p text:style-name="P3"/>
      <text:p text:style-name="P1"><text:span text:style-name="T1">long</text:span><text:span text:style-name="T3"> </text:span><text:span text:style-name="T5">Cartography::Count</text:span><text:span text:style-name="T3">()</text:span></text:p>
      <text:p text:style-name="P7"/>
      <text:p text:style-name="P8"><text:span text:style-name="T10">1 </text:span>-&gt; Compter une liste vide</text:p>
      <text:p text:style-name="P8"><text:span text:style-name="T10">2 </text:span>-&gt; Compter une liste non vide</text:p>
      <text:p text:style-name="P9"><text:span text:style-name="T10">3 -&gt; Compter une liste non vide avec 2 éléments en commun</text:span></text:p>
      <text:p text:style-name="P8"/>
      <text:p text:style-name="P2"><text:span text:style-name="T2">long</text:span><text:span text:style-name="T4"> </text:span><text:span text:style-name="T6">Cartography::Count</text:span><text:span text:style-name="T4">(</text:span><text:span text:style-name="T2">char</text:span><text:span text:style-name="T4">* pszDMP)</text:span></text:p>
      <text:p text:style-name="P8"/>
      <text:p text:style-name="P9"><text:span text:style-name="T11">4 </text:span>-&gt; Compter une liste vide</text:p>
      <text:p text:style-name="P11">-&gt; Compter une liste non vide</text:p>
      <text:p text:style-name="P11"><text:span text:style-name="T11"><text:tab/></text:span><text:span text:style-name="T14">5</text:span><text:span text:style-name="T10"> -&gt; Compter une liste non vide</text:span><text:span text:style-name="T13">(pas pszDMP)</text:span></text:p>
      <text:p text:style-name="P10"><text:span text:style-name="T11"><text:tab/>6</text:span><text:span text:style-name="T10"> -&gt; Compter une liste non vide avec 2 éléments en commun </text:span><text:span text:style-name="T13">(pas pszDMP)</text:span></text:p>
      <text:p text:style-name="P10"><text:span text:style-name="T11"><text:tab/></text:span><text:span text:style-name="T11"> </text:span>-&gt; Compter un pszDMP qui est <text:span text:style-name="T15">une fois</text:span> dans la liste</text:p>
      <text:p text:style-name="P10"><text:tab/><text:tab/><text:span text:style-name="T17">7</text:span><text:span text:style-name="T15"> -&gt; En premier</text:span></text:p>
      <text:p text:style-name="P10"><text:span text:style-name="T15"><text:tab/><text:tab/></text:span><text:span text:style-name="T17">8</text:span><text:span text:style-name="T15"> -&gt; Au milieu</text:span></text:p>
      <text:p text:style-name="P10"><text:span text:style-name="T15"><text:tab/><text:tab/></text:span><text:span text:style-name="T17">9</text:span><text:span text:style-name="T15"> -&gt; En dernier</text:span></text:p>
      <text:p text:style-name="P10"><text:span text:style-name="T11"><text:tab/></text:span><text:span text:style-name="T16">1</text:span><text:span text:style-name="T17">0</text:span><text:span text:style-name="T11"> </text:span>-&gt; Compter un pszDMP qui est plusieurs fois dans la liste</text:p>
      <text:p text:style-name="P8"><text:span text:style-name="T12"><text:tab/></text:span><text:span text:style-name="T17">11</text:span><text:span text:style-name="T12"> </text:span>-&gt; <text:span text:style-name="T8">psz</text:span>DMP <text:span text:style-name="T9">non initialisé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color="#000000" style:font-name="Monospace" fo:font-size="10pt" officeooo:rsid="0009fdcc" officeooo:paragraph-rsid="00184287" style:font-name-asian="Monospace" style:font-size-asian="10pt" style:font-name-complex="Monospace" style:font-size-complex="10pt"/>
    </style:style>
    <style:style style:name="MT1" style:family="text">
      <style:text-properties officeooo:rsid="00184287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Kevin ANTOINE – Robin NICOLET - B340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1T16:13:12</meta:creation-date>
    <dc:date>2013-10-18T17:49:21</dc:date>
    <meta:editing-duration>PT3H54M55S</meta:editing-duration>
    <meta:editing-cycles>16</meta:editing-cycles>
    <meta:generator>LibreOffice/3.6$Linux_X86_64 LibreOffice_project/360m1$Build-2</meta:generator>
    <meta:document-statistic meta:table-count="0" meta:image-count="0" meta:object-count="0" meta:page-count="1" meta:paragraph-count="19" meta:word-count="122" meta:character-count="644" meta:non-whitespace-character-count="529"/>
  </office:meta>
</office:document-meta>
</file>